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4.769cm" style:type="center"/>
        </style:tab-stops>
      </style:paragraph-properties>
      <style:text-properties fo:font-size="11pt" officeooo:rsid="000de9df" officeooo:paragraph-rsid="00126ae1" style:font-size-asian="11pt" style:font-size-complex="11pt"/>
    </style:style>
    <style:style style:name="P2" style:family="paragraph" style:parent-style-name="Standard">
      <style:paragraph-properties fo:text-align="start" style:justify-single-word="false">
        <style:tab-stops>
          <style:tab-stop style:position="14.769cm" style:type="center"/>
        </style:tab-stops>
      </style:paragraph-properties>
      <style:text-properties fo:font-size="11pt" officeooo:rsid="00112016" officeooo:paragraph-rsid="00126ae1" style:font-size-asian="11pt" style:font-size-complex="11pt"/>
    </style:style>
    <style:style style:name="P3" style:family="paragraph" style:parent-style-name="Standard">
      <style:text-properties fo:font-size="15pt" officeooo:rsid="0009b5f2" officeooo:paragraph-rsid="0009b5f2" style:font-size-asian="15pt" style:font-size-complex="15pt"/>
    </style:style>
    <style:style style:name="P4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5" style:family="paragraph" style:parent-style-name="Standard">
      <style:text-properties fo:font-size="15pt" officeooo:rsid="00112016" officeooo:paragraph-rsid="00112016" style:font-size-asian="15pt" style:font-size-complex="15pt"/>
    </style:style>
    <style:style style:name="P6" style:family="paragraph" style:parent-style-name="Standard">
      <style:text-properties fo:font-size="15pt" fo:font-weight="normal" officeooo:rsid="00111734" officeooo:paragraph-rsid="0011173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8pt" fo:font-weight="bold" officeooo:rsid="00111734" officeooo:paragraph-rsid="0011173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11734" officeooo:paragraph-rsid="00126ae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11734" officeooo:paragraph-rsid="00131e3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26ae1" officeooo:paragraph-rsid="00126ae1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officeooo:rsid="0009b5f2" officeooo:paragraph-rsid="0009b5f2" style:font-size-asian="20pt" style:font-weight-asian="normal" style:font-size-complex="20pt" style:font-weight-complex="normal"/>
    </style:style>
    <style:style style:name="P12" style:family="paragraph" style:parent-style-name="Standard">
      <style:text-properties fo:font-size="15pt" fo:font-weight="normal" officeooo:rsid="00111734" officeooo:paragraph-rsid="00131e30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officeooo:rsid="00112016" officeooo:paragraph-rsid="00112016" style:font-size-asian="15pt" style:font-size-complex="15pt"/>
    </style:style>
    <style:style style:name="P14" style:family="paragraph" style:parent-style-name="Standard">
      <style:text-properties fo:font-size="15pt" officeooo:rsid="00132c28" officeooo:paragraph-rsid="00132c28" style:font-size-asian="15pt" style:font-size-complex="15pt"/>
    </style:style>
    <style:style style:name="P15" style:family="paragraph" style:parent-style-name="Standard">
      <style:text-properties fo:font-size="18pt" officeooo:rsid="00111734" officeooo:paragraph-rsid="00132c28" style:font-size-asian="18pt" style:font-size-complex="18pt"/>
    </style:style>
    <style:style style:name="P16" style:family="paragraph" style:parent-style-name="Standard">
      <style:text-properties fo:font-size="18pt" officeooo:rsid="00132c28" officeooo:paragraph-rsid="00132c28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aea79f"/>
      <style:paragraph-properties fo:text-align="center"/>
    </style:style>
    <style:style style:name="P19" style:family="paragraph">
      <loext:graphic-properties draw:fill="solid" draw:fill-color="#aea79f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c28" style:font-weight-asian="bold" style:font-weight-complex="bold"/>
    </style:style>
    <style:style style:name="T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aea79f" draw:textarea-horizontal-align="center" draw:textarea-vertical-align="middle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netrend kezelo program</text:p>
      <text:p text:style-name="P8"/>
      <text:p text:style-name="P8"/>
      <text:p text:style-name="P10">Feladat</text:p>
      <text:p text:style-name="P10"/>
      <text:p text:style-name="P3">Készítsen vasúti menetrend kezelő programot. Háromféle járat létezik: Személy, Gyors és IC. Mindegyikhez tartozik egy induló és egy végállomás, továbbá egy indulási és érkezési idő. A járatokat egy alfanumerikus karakterekből álló sorozat azonosítja. Járatokról lekérdezhető a teljes menetidő percben, valamint a jegyár. Személy és Gyors esetében a jegyár az állomások távolsága függvénye, IC esetében ehhez hozzáadódik egy fix díj.</text:p>
      <text:p text:style-name="P7"/>
      <text:p text:style-name="P7"/>
      <text:p text:style-name="P7">Specifikacio</text:p>
      <text:p text:style-name="P7"/>
      <text:p text:style-name="P3">A program vasuti menetrend abrazolasara alkalmas. Ezalatt ertheto az, hogy kepes megkulonboztetni vonatfajtak. Kepes megkulonboztetni vasutallomasokat es utvonalakat amelyek rendelkeznek kezdo es vegallomassal. Tarolja ezenkuvul az indulasi es erkezesi idopontot is.</text:p>
      <text:p text:style-name="P3">Az egyes jaratokra jegy vasarolhato, ennek ara fugg a vonat típusatol es az ut hosszatol.</text:p>
      <text:p text:style-name="P3">A jaratok egyseges listaban tarolodnak, amelyben kereshetunk kezdo, es vegallomas szerint is.</text:p>
      <text:p text:style-name="P3">A jaratok azonositasara egy alfanumerikus kod szolgal, ezalapjan is listazhatunk egy adott jaratot.</text:p>
      <text:p text:style-name="P3"/>
      <text:p text:style-name="P4">A programhoz tartozik egy tesztprogram is, amely ellenorzi a helyes mukodeset a program moduloknak. Ezenkuvul a tesztprogram roviden be is mutatja a program hasznalatat. Igy segitseget is nyujthat annak hasznalatahoz. A tesztprogram peldat ad minden elvegezheto elemi muveletre.</text:p>
      <text:p text:style-name="P4"/>
      <text:p text:style-name="P4">A program bovitheto interaktiv felulettel. Ebben konnyu a navigalas, vonatok keresese, jegy vasarlasa.</text:p>
      <text:p text:style-name="P4"/>
      <text:p text:style-name="P4"/>
      <text:p text:style-name="P4"/>
      <text:p text:style-name="P4"/>
      <text:p text:style-name="P9"><text:soft-page-break/>Terv</text:p>
      <text:p text:style-name="P12">A feladat megoldasanak legfobb resze az adatok nyilvantartasara kepes tarolok, es azok viszonyanak megtervezese.</text:p>
      <text:p text:style-name="P6"/>
      <text:p text:style-name="P6">A megvalositashoz tobbfajta osztalyt kell majd elkesziteni.</text:p>
      <text:p text:style-name="P6">Szukseges a vonatfajtak megkulonboztetese. Igy tehat egy Vonat osztalybol oroklodik majd a Szemelyvonat es a Gyorsvonat is.</text:p>
      <text:p text:style-name="P6">A vonatok hatekony szervezesehez szukseges megvalositani egy Jarat osztalyt is, ami kepes tarolni a hozza tartozo indulasi es erkezesi pontot, ezek tarolasara szolgal majd az Allomas nevu osztaly. A jarathoz tartozik meg egy vonat is, ez persze a vonatok barmelyike lehet. A jaratok tarolasara szolgal a Menetrend osztaly, ebben egy lista formajaban tarolodnak az egyes jaratok.</text:p>
      <text:p text:style-name="P6"/>
      <text:p text:style-name="P6"/>
      <text:p text:style-name="P6"/>
      <text:p text:style-name="P6"/>
      <text:p text:style-name="P6"/>
      <text:p text:style-name="P6"><draw:rect text:anchor-type="paragraph" draw:z-index="1" draw:style-name="gr1" draw:text-style-name="P18" svg:width="2.797cm" svg:height="1.354cm" svg:x="2.9cm" svg:y="0.591cm"><text:p text:style-name="P17">Vonat</text:p></draw:rect><draw:rect text:anchor-type="paragraph" draw:z-index="5" draw:style-name="gr1" draw:text-style-name="P18" svg:width="2.797cm" svg:height="1.354cm" svg:x="8.253cm" svg:y="0.556cm"><text:p text:style-name="P17">Jarat</text:p></draw:rect><draw:rect text:anchor-type="paragraph" draw:z-index="8" draw:style-name="gr1" draw:text-style-name="P18" svg:width="2.797cm" svg:height="1.354cm" svg:x="13.122cm" svg:y="0.556cm"><text:p text:style-name="P17">Menetrend</text:p></draw:rect></text:p>
      <text:p text:style-name="P6"><draw:line text:anchor-type="paragraph" draw:z-index="6" draw:style-name="gr3" draw:text-style-name="P17" svg:x1="5.696cm" svg:y1="0.586cm" svg:x2="8.333cm" svg:y2="0.586cm"><text:p/></draw:line></text:p>
      <text:p text:style-name="P6"><draw:line text:anchor-type="paragraph" draw:z-index="7" draw:style-name="gr3" draw:text-style-name="P17" svg:x1="11.049cm" svg:y1="0.012cm" svg:x2="13.122cm" svg:y2="0.012cm"><text:p/></draw:line></text:p>
      <text:p text:style-name="P6"><draw:line text:anchor-type="paragraph" draw:z-index="3" draw:style-name="gr2" draw:text-style-name="P17" svg:x1="4.346cm" svg:y1="0.118cm" svg:x2="2.723cm" svg:y2="1.693cm"><text:p/></draw:line><draw:line text:anchor-type="paragraph" draw:z-index="4" draw:style-name="gr2" draw:text-style-name="P17" svg:x1="4.346cm" svg:y1="0.118cm" svg:x2="6.004cm" svg:y2="1.693cm"><text:p/></draw:line><draw:line text:anchor-type="paragraph" draw:z-index="10" draw:style-name="gr3" draw:text-style-name="P17" svg:x1="9.673cm" svg:y1="1.693cm" svg:x2="9.673cm" svg:y2="0.083cm"><text:p/></draw:line></text:p>
      <text:p text:style-name="P6"/>
      <text:p text:style-name="P6"><draw:rect text:anchor-type="paragraph" draw:z-index="0" draw:style-name="gr1" draw:text-style-name="P18" svg:width="2.797cm" svg:height="1.354cm" svg:x="4.523cm" svg:y="0.476cm"><text:p text:style-name="P17">Gyorsvonat</text:p></draw:rect><draw:rect text:anchor-type="paragraph" draw:z-index="2" draw:style-name="gr1" draw:text-style-name="P18" svg:width="2.797cm" svg:height="1.354cm" svg:x="1.304cm" svg:y="0.476cm"><text:p text:style-name="P17">Szemelyvonat</text:p></draw:rect><draw:rect text:anchor-type="paragraph" draw:z-index="9" draw:style-name="gr1" draw:text-style-name="P19" svg:width="2.798cm" svg:height="1.355cm" svg:x="8.192cm" svg:y="0.476cm"><text:p text:style-name="P17"><text:span text:style-name="T3">Allomas</text:span></text:p></draw:rect></text:p>
      <text:p text:style-name="P6"/>
      <text:p text:style-name="P4"/>
      <text:p text:style-name="P4"/>
      <text:p text:style-name="P4"/>
      <text:p text:style-name="P5">Az osztalyok hierarchiajat szemleltethetjuk ezzel az abraval.</text:p>
      <text:p text:style-name="P5">A vegso megvalositashoz szukseges lesz valamifele keresesi algoritmus megvalositasa. Ez nem jelenthet nagy problemat, hiszen annyi a dolgunk, hogy a jaratok listajat vegignezve a kriteriumnak megfelelo jaratokat belerakjuk a keresesi talalatok listajaba.</text:p>
      <text:p text:style-name="P5"/>
      <text:p text:style-name="P5">A tesztprogram ugy fog megvalosulni, hogy az osses elemi adategysebol letrejon legalabb egy, de jellemzoen tobb is, hogy a tovabbi elemek mukodese jol megfigyelheto legyen. Pl: tobb Allomasra van szukseg hogy egyaltalan ertelme legyen a Jaratot kesziteni.</text:p>
      <text:p text:style-name="P5"/>
      <text:p text:style-name="P5"/>
      <text:p text:style-name="P16"><text:soft-page-break/><text:span text:style-name="T1">Jegyek aranak szamitasa</text:span></text:p>
      <text:p text:style-name="P14">A jegyek aranak kiszamitasa, egy fontos resze a vasuti programnak, a program a kulonfele jegyarakak, mas-mas modon szamolja. Szemelyvonatra es gyorsvonatra a kilometer alapjan lehet jegyet valtani, tehat a tavolsag fuggvenyeben fizetunk a jegyert. Azonban IC esetne a jegyhez egy fix osszeg is <text:s/>adodik, ez a helyjjegy ara.</text:p>
      <text:p text:style-name="P14">Ezenkivul valthato elsosztaly jegy is, ekkor szinten egy fix felarat kell fizetnunk a jegyunk melle.</text:p>
      <text:p text:style-name="P14"/>
      <text:p text:style-name="P15"><text:span text:style-name="T1">Te</text:span><text:span text:style-name="T2">szt</text:span></text:p>
      <text:p text:style-name="P14">A programhoz teszt is keszult. A tesztesetek a program szelsoseges mukodeset hivatottak tesztelni. A programot eloszor az aprobb elemek felol lehet tesztelni, ezutan az alapveto elemekbol elkeszitheto objektumok mukodese is konnyen tesztelheto mar, hiszen a szukseges komponensek mar letezenek, ezeken csak a tovabbi muveletek helyesseget kell ellenorizni. A muveletek helyesseget az elore kalibralt tesztesetekkel lehet kiprobalni. A teszteseteket kezzel kell letrehozni. Igy megtudunk gyozodni, arrol, hogy a program a futas soran tenylegesen az elvart ertekeket adja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6000" svg:d="M1500 0l1500 3000-1500 3000-1500-30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14.769cm" style:type="center"/>
        </style:tab-stops>
      </style:paragraph-properties>
      <style:text-properties fo:font-size="11pt" officeooo:rsid="000de9df" officeooo:paragraph-rsid="00126ae1" style:font-size-asian="11pt" style:font-size-complex="11pt"/>
    </style:style>
    <style:style style:name="MP2" style:family="paragraph" style:parent-style-name="Standard">
      <style:paragraph-properties fo:text-align="start" style:justify-single-word="false">
        <style:tab-stops>
          <style:tab-stop style:position="14.769cm" style:type="center"/>
        </style:tab-stops>
      </style:paragraph-properties>
      <style:text-properties fo:font-size="11pt" officeooo:rsid="00112016" officeooo:paragraph-rsid="00126ae1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Bordák Tamás</text:p>
        <text:p text:style-name="MP2"><text:tab/>TQNX0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 </meta:initial-creator>
    <meta:creation-date>2016-04-04T12:34:02.007705902</meta:creation-date>
    <dc:date>2016-05-16T05:39:03.648501228</dc:date>
    <dc:creator>Laci</dc:creator>
    <meta:editing-duration>PT31M18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3" meta:paragraph-count="25" meta:word-count="503" meta:character-count="3688" meta:non-whitespace-character-count="3207"/>
  </office:meta>
</office:document-meta>
</file>